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92f48" officeooo:paragraph-rsid="00042d8a"/>
    </style:style>
    <style:style style:name="P2" style:family="paragraph" style:parent-style-name="Standard">
      <style:paragraph-properties fo:text-align="start" style:justify-single-word="false"/>
      <style:text-properties officeooo:rsid="000b0ad7" officeooo:paragraph-rsid="00042d8a"/>
    </style:style>
    <style:style style:name="P3" style:family="paragraph" style:parent-style-name="Standard">
      <style:paragraph-properties fo:text-align="start" style:justify-single-word="false"/>
      <style:text-properties fo:font-size="13pt" fo:font-style="italic" officeooo:rsid="00092f48" officeooo:paragraph-rsid="00042d8a" style:font-size-asian="13pt" style:font-style-asian="italic" style:font-size-complex="13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3pt" fo:font-style="italic" officeooo:rsid="000c0a92" officeooo:paragraph-rsid="0004839a" style:font-size-asian="13pt" style:font-style-asian="italic" style:font-size-complex="13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3pt" officeooo:rsid="00042d8a" officeooo:paragraph-rsid="00042d8a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2pt" officeooo:rsid="0009d213" officeooo:paragraph-rsid="00042d8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2pt" officeooo:rsid="000b0ad7" officeooo:paragraph-rsid="00042d8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12pt" officeooo:rsid="00177dc3" officeooo:paragraph-rsid="0004839a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2pt" officeooo:rsid="0010ec28" officeooo:paragraph-rsid="0004839a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2pt" officeooo:rsid="0013eb99" officeooo:paragraph-rsid="0004839a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2pt" fo:font-style="italic" officeooo:rsid="00251765" officeooo:paragraph-rsid="00042d8a" style:font-size-asian="10.5pt" style:font-style-asian="italic" style:font-size-complex="12pt" style:font-style-complex="italic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2pt" fo:font-style="italic" officeooo:rsid="001b9a39" officeooo:paragraph-rsid="0004839a" style:font-size-asian="10.5pt" style:font-style-asian="italic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2pt" fo:font-style="italic" fo:font-weight="bold" officeooo:rsid="00060212" officeooo:paragraph-rsid="00060212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060212" officeooo:paragraph-rsid="00060212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0635d5" officeooo:paragraph-rsid="000635d5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08e7c5" officeooo:paragraph-rsid="0008e7c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09edc8" officeooo:paragraph-rsid="0009edc8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0bb278" officeooo:paragraph-rsid="000bb278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0bea42" officeooo:paragraph-rsid="000dca45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0f5589" officeooo:paragraph-rsid="000f5589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01969" officeooo:paragraph-rsid="00101969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252d3" officeooo:paragraph-rsid="001252d3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252d3" officeooo:paragraph-rsid="00255c69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255c69" officeooo:paragraph-rsid="00255c69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9e4da" officeooo:paragraph-rsid="0019e4da" fo:background-color="#add58a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style:font-name="Liberation Serif" fo:font-size="12pt" fo:font-style="normal" fo:font-weight="normal" officeooo:rsid="0019e4da" officeooo:paragraph-rsid="0019e4da" fo:background-color="#add58a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bdead" officeooo:paragraph-rsid="001bdea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d9040" officeooo:paragraph-rsid="001d904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f7bb1" officeooo:paragraph-rsid="001f7bb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20fb61" officeooo:paragraph-rsid="0020fb6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25ded4" officeooo:paragraph-rsid="0025ded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cd8c5" officeooo:paragraph-rsid="001cd8c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officeooo:rsid="000dcfa3" officeooo:paragraph-rsid="0004839a" style:font-size-asian="10.5pt" style:font-style-asian="normal" style:font-size-complex="12pt" style:font-style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0635d5"/>
    </style:style>
    <style:style style:name="P35" style:family="paragraph" style:parent-style-name="Standard">
      <style:paragraph-properties fo:text-align="start" style:justify-single-word="false"/>
      <style:text-properties fo:color="#000000" style:font-name="Liberation Serif" fo:font-size="13pt" fo:font-style="italic" officeooo:rsid="000b0ad7" officeooo:paragraph-rsid="00042d8a" style:font-size-asian="13pt" style:font-style-asian="italic" style:font-size-complex="13pt" style:font-style-complex="italic"/>
    </style:style>
    <style:style style:name="P36" style:family="paragraph" style:parent-style-name="Standard">
      <style:paragraph-properties fo:text-align="start" style:justify-single-word="false"/>
      <style:text-properties fo:color="#000000" style:font-name="Liberation Serif" fo:font-size="13pt" fo:font-style="normal" officeooo:rsid="000dcfa3" officeooo:paragraph-rsid="0004839a" style:font-size-asian="13pt" style:font-style-asian="normal" style:font-size-complex="13pt" style:font-style-complex="normal"/>
    </style:style>
    <style:style style:name="P37" style:family="paragraph" style:parent-style-name="Standard">
      <style:paragraph-properties fo:text-align="center" style:justify-single-word="false"/>
      <style:text-properties fo:color="#000000" style:font-name="Liberation Serif" fo:font-size="13pt" fo:font-style="normal" officeooo:rsid="0004839a" officeooo:paragraph-rsid="0004839a" style:font-size-asian="13pt" style:font-style-asian="normal" style:font-size-complex="13pt" style:font-style-complex="normal"/>
    </style:style>
    <style:style style:name="P38" style:family="paragraph" style:parent-style-name="Standard">
      <style:paragraph-properties fo:text-align="center" style:justify-single-word="false"/>
      <style:text-properties fo:color="#000000" style:font-name="Liberation Serif" fo:font-size="13pt" fo:font-style="normal" fo:font-weight="normal" officeooo:rsid="00255c69" officeooo:paragraph-rsid="00255c69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style:font-name="Liberation Serif" fo:font-size="13pt" officeooo:rsid="00042d8a" officeooo:paragraph-rsid="00042d8a" style:font-size-asian="13pt" style:font-size-complex="13pt"/>
    </style:style>
    <style:style style:name="P40" style:family="paragraph" style:parent-style-name="Standard">
      <style:paragraph-properties fo:text-align="start" style:justify-single-word="false"/>
      <style:text-properties officeooo:paragraph-rsid="00042d8a"/>
    </style:style>
    <style:style style:name="P41" style:family="paragraph" style:parent-style-name="Standard">
      <style:paragraph-properties fo:text-align="start" style:justify-single-word="false"/>
      <style:text-properties officeooo:paragraph-rsid="0004839a"/>
    </style:style>
    <style:style style:name="P42" style:family="paragraph" style:parent-style-name="Standard">
      <style:paragraph-properties fo:text-align="start" style:justify-single-word="false"/>
      <style:text-properties officeooo:rsid="001f26eb" officeooo:paragraph-rsid="00042d8a"/>
    </style:style>
    <style:style style:name="P43" style:family="paragraph" style:parent-style-name="Standard">
      <style:paragraph-properties fo:text-align="start" style:justify-single-word="false"/>
      <style:text-properties officeooo:rsid="001fae37" officeooo:paragraph-rsid="00042d8a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fae37" officeooo:paragraph-rsid="00042d8a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officeooo:rsid="0023a6d4" officeooo:paragraph-rsid="00042d8a"/>
    </style:style>
    <style:style style:name="P46" style:family="paragraph" style:parent-style-name="Standard">
      <style:paragraph-properties fo:text-align="start" style:justify-single-word="false"/>
      <style:text-properties officeooo:rsid="000c0a92" officeooo:paragraph-rsid="0004839a"/>
    </style:style>
    <style:style style:name="P47" style:family="paragraph" style:parent-style-name="Standard">
      <style:paragraph-properties fo:text-align="start" style:justify-single-word="false"/>
      <style:text-properties officeooo:rsid="00177dc3" officeooo:paragraph-rsid="0004839a"/>
    </style:style>
    <style:style style:name="P48" style:family="paragraph" style:parent-style-name="Standard">
      <style:paragraph-properties fo:text-align="start" style:justify-single-word="false"/>
      <style:text-properties officeooo:rsid="0019e08b" officeooo:paragraph-rsid="0004839a"/>
    </style:style>
    <style:style style:name="P49" style:family="paragraph" style:parent-style-name="Standard">
      <style:paragraph-properties fo:text-align="start" style:justify-single-word="false"/>
      <style:text-properties officeooo:rsid="000dcfa3" officeooo:paragraph-rsid="0014b27f"/>
    </style:style>
    <style:style style:name="P50" style:family="paragraph" style:parent-style-name="Standard">
      <style:paragraph-properties fo:text-align="start" style:justify-single-word="false"/>
      <style:text-properties fo:color="#985006" fo:font-style="italic" style:text-underline-style="none" fo:font-weight="normal" officeooo:rsid="00092f48" officeooo:paragraph-rsid="00042d8a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985006" fo:font-style="italic" fo:font-weight="normal" officeooo:rsid="001f26eb" officeooo:paragraph-rsid="00042d8a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985006" fo:font-style="italic" fo:font-weight="normal" officeooo:rsid="000dcfa3" officeooo:paragraph-rsid="0004839a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985006" fo:font-style="italic" fo:font-weight="normal" officeooo:rsid="000ba847" officeooo:paragraph-rsid="0004839a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985006" style:font-name="Liberation Serif" fo:font-size="12pt" fo:font-style="italic" fo:font-weight="normal" officeooo:rsid="00177dc3" officeooo:paragraph-rsid="0004839a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985006" style:font-name="Liberation Serif" fo:font-size="12pt" fo:font-style="italic" fo:font-weight="normal" officeooo:rsid="0019e08b" officeooo:paragraph-rsid="0004839a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985006" style:font-name="Liberation Serif" fo:font-size="12pt" fo:font-style="italic" fo:font-weight="normal" officeooo:rsid="00060212" officeooo:paragraph-rsid="00060212" style:font-size-asian="10.5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985006" style:font-name="Liberation Serif" fo:font-size="12pt" fo:font-style="italic" fo:font-weight="normal" officeooo:rsid="00060212" officeooo:paragraph-rsid="000e448b" style:font-size-asian="10.5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985006" style:font-name="Liberation Serif" fo:font-size="12pt" fo:font-style="italic" fo:font-weight="normal" officeooo:rsid="00101969" officeooo:paragraph-rsid="00101969" style:font-size-asian="10.5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c06616" style:font-name="Liberation Serif" fo:font-size="12pt" fo:font-style="italic" fo:font-weight="normal" officeooo:rsid="001252d3" officeooo:paragraph-rsid="001252d3" style:font-size-asian="10.5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c06616" style:font-name="Liberation Serif" fo:font-size="12pt" fo:font-style="normal" fo:font-weight="normal" officeooo:rsid="001f7bb1" officeooo:paragraph-rsid="001f7bb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c06616" style:font-name="Liberation Serif" fo:font-size="12pt" fo:font-style="normal" fo:font-weight="normal" officeooo:rsid="0020fb61" officeooo:paragraph-rsid="0020fb6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c06616" style:font-name="Liberation Serif" fo:font-size="12pt" fo:font-style="normal" fo:font-weight="normal" officeooo:rsid="001d9040" officeooo:paragraph-rsid="001d904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111111" style:font-name="Liberation Serif" fo:font-size="12pt" fo:font-style="normal" fo:font-weight="normal" officeooo:rsid="001bdead" officeooo:paragraph-rsid="001c8d5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111111" style:font-name="Liberation Serif" fo:font-size="12pt" fo:font-style="normal" fo:font-weight="normal" officeooo:rsid="001bdead" officeooo:paragraph-rsid="001cd8c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Preformatted_20_Text">
      <style:paragraph-properties fo:text-align="start" style:justify-single-word="false"/>
      <style:text-properties fo:color="#111111" style:font-name="Liberation Serif" fo:font-size="12pt" fo:font-style="normal" fo:font-weight="normal" officeooo:rsid="001bdead" officeooo:paragraph-rsid="001bde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Preformatted_20_Text">
      <style:paragraph-properties fo:text-align="start" style:justify-single-word="false"/>
      <style:text-properties fo:color="#111111" style:font-name="Liberation Serif" fo:font-size="12pt" fo:font-style="normal" fo:font-weight="normal" officeooo:rsid="001bdead" officeooo:paragraph-rsid="001c8d5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Preformatted_20_Text">
      <style:paragraph-properties fo:text-align="start" style:justify-single-word="false"/>
      <style:text-properties fo:color="#111111" style:font-name="Liberation Serif" fo:font-size="12pt" fo:font-style="normal" fo:font-weight="normal" officeooo:rsid="001bdead" officeooo:paragraph-rsid="001cd8c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Preformatted_20_Text">
      <style:paragraph-properties fo:text-align="start" style:justify-single-word="false"/>
      <style:text-properties fo:color="#111111" style:font-name="Liberation Serif" fo:font-size="12pt" fo:font-style="normal" fo:font-weight="normal" officeooo:rsid="001cd8c5" officeooo:paragraph-rsid="001cd8c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officeooo:paragraph-rsid="002ae16f"/>
    </style:style>
    <style:style style:name="P70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bdead" officeooo:paragraph-rsid="002ae16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f7bb1" officeooo:paragraph-rsid="002ae16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20fb61" officeooo:paragraph-rsid="002ae16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d9040" officeooo:paragraph-rsid="002ae16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25ded4" officeooo:paragraph-rsid="002ae16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cd8c5" officeooo:paragraph-rsid="002ae16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0635d5" officeooo:paragraph-rsid="002ae16f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060212" officeooo:paragraph-rsid="002ae16f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08e7c5" officeooo:paragraph-rsid="002ae16f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09edc8" officeooo:paragraph-rsid="002ae16f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0bb278" officeooo:paragraph-rsid="002ae16f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0bea42" officeooo:paragraph-rsid="002ae16f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0f5589" officeooo:paragraph-rsid="002ae16f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01969" officeooo:paragraph-rsid="002ae16f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252d3" officeooo:paragraph-rsid="002ae16f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255c69" officeooo:paragraph-rsid="002ae16f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center" style:justify-single-word="false"/>
      <style:text-properties fo:color="#000000" style:font-name="Liberation Serif" fo:font-size="12pt" fo:font-style="normal" fo:font-weight="normal" officeooo:rsid="0019e4da" officeooo:paragraph-rsid="002ae16f" fo:background-color="#add58a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9e4da" officeooo:paragraph-rsid="002ae16f" fo:background-color="#add58a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officeooo:rsid="000dcfa3" officeooo:paragraph-rsid="002ae16f" style:font-size-asian="10.5pt" style:font-style-asian="normal" style:font-size-complex="12pt" style:font-style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Liberation Serif" fo:font-size="12pt" officeooo:rsid="0009d213" officeooo:paragraph-rsid="002ae16f" style:font-size-asian="10.5pt" style:font-size-complex="12pt"/>
    </style:style>
    <style:style style:name="P90" style:family="paragraph" style:parent-style-name="Standard">
      <style:paragraph-properties fo:text-align="start" style:justify-single-word="false"/>
      <style:text-properties fo:color="#000000" style:font-name="Liberation Serif" fo:font-size="12pt" officeooo:rsid="000b0ad7" officeooo:paragraph-rsid="002ae16f" style:font-size-asian="10.5pt" style:font-size-complex="12pt"/>
    </style:style>
    <style:style style:name="P91" style:family="paragraph" style:parent-style-name="Standard">
      <style:paragraph-properties fo:text-align="start" style:justify-single-word="false"/>
      <style:text-properties fo:color="#000000" style:font-name="Liberation Serif" fo:font-size="12pt" fo:font-style="italic" officeooo:rsid="00251765" officeooo:paragraph-rsid="002ae16f" style:font-size-asian="10.5pt" style:font-style-asian="italic" style:font-size-complex="12pt" style:font-style-complex="italic"/>
    </style:style>
    <style:style style:name="P92" style:family="paragraph" style:parent-style-name="Standard">
      <style:paragraph-properties fo:text-align="start" style:justify-single-word="false"/>
      <style:text-properties fo:color="#000000" style:font-name="Liberation Serif" fo:font-size="12pt" fo:font-style="italic" officeooo:rsid="001b9a39" officeooo:paragraph-rsid="002ae16f" style:font-size-asian="10.5pt" style:font-style-asian="italic" style:font-size-complex="12pt" style:font-style-complex="italic"/>
    </style:style>
    <style:style style:name="P93" style:family="paragraph" style:parent-style-name="Standard">
      <style:paragraph-properties fo:text-align="start" style:justify-single-word="false"/>
      <style:text-properties fo:color="#000000" style:font-name="Liberation Serif" fo:font-size="12pt" fo:font-style="italic" fo:font-weight="bold" officeooo:rsid="00060212" officeooo:paragraph-rsid="002ae16f" style:font-size-asian="10.5pt" style:font-style-asian="italic" style:font-weight-asian="bold" style:font-size-complex="12pt" style:font-style-complex="italic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style:font-name="Liberation Serif" fo:font-size="12pt" officeooo:rsid="0010ec28" officeooo:paragraph-rsid="002ae16f" style:font-size-asian="12pt" style:font-size-complex="12pt"/>
    </style:style>
    <style:style style:name="P95" style:family="paragraph" style:parent-style-name="Standard">
      <style:paragraph-properties fo:text-align="start" style:justify-single-word="false"/>
      <style:text-properties fo:color="#000000" style:font-name="Liberation Serif" fo:font-size="12pt" officeooo:rsid="0013eb99" officeooo:paragraph-rsid="002ae16f" style:font-size-asian="12pt" style:font-size-complex="12pt"/>
    </style:style>
    <style:style style:name="P96" style:family="paragraph" style:parent-style-name="Standard">
      <style:paragraph-properties fo:text-align="start" style:justify-single-word="false"/>
      <style:text-properties fo:color="#000000" style:font-name="Liberation Serif" fo:font-size="12pt" officeooo:rsid="00177dc3" officeooo:paragraph-rsid="002ae16f" style:font-size-asian="12pt" style:font-size-complex="12pt"/>
    </style:style>
    <style:style style:name="P97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2ae16f"/>
    </style:style>
    <style:style style:name="P98" style:family="paragraph" style:parent-style-name="Standard">
      <style:paragraph-properties fo:text-align="start" style:justify-single-word="false"/>
      <style:text-properties fo:color="#000000" style:font-name="Liberation Serif" fo:font-size="13pt" fo:font-style="italic" officeooo:rsid="000b0ad7" officeooo:paragraph-rsid="002ae16f" style:font-size-asian="13pt" style:font-style-asian="italic" style:font-size-complex="13pt" style:font-style-complex="italic"/>
    </style:style>
    <style:style style:name="P99" style:family="paragraph" style:parent-style-name="Standard">
      <style:paragraph-properties fo:text-align="center" style:justify-single-word="false"/>
      <style:text-properties fo:color="#000000" style:font-name="Liberation Serif" fo:font-size="13pt" officeooo:rsid="00042d8a" officeooo:paragraph-rsid="002ae16f" style:font-size-asian="13pt" style:font-size-complex="13pt"/>
    </style:style>
    <style:style style:name="P100" style:family="paragraph" style:parent-style-name="Standard">
      <style:paragraph-properties fo:text-align="center" style:justify-single-word="false"/>
      <style:text-properties fo:color="#000000" style:font-name="Liberation Serif" fo:font-size="13pt" fo:font-style="normal" officeooo:rsid="0004839a" officeooo:paragraph-rsid="002ae16f" style:font-size-asian="13pt" style:font-style-asian="normal" style:font-size-complex="13pt" style:font-style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font-name="Liberation Serif" fo:font-size="13pt" fo:font-style="normal" officeooo:rsid="000dcfa3" officeooo:paragraph-rsid="002ae16f" style:font-size-asian="13pt" style:font-style-asian="normal" style:font-size-complex="13pt" style:font-style-complex="normal"/>
    </style:style>
    <style:style style:name="P102" style:family="paragraph" style:parent-style-name="Standard">
      <style:paragraph-properties fo:text-align="center" style:justify-single-word="false"/>
      <style:text-properties fo:color="#000000" style:font-name="Liberation Serif" fo:font-size="13pt" fo:font-style="normal" fo:font-weight="normal" officeooo:rsid="00255c69" officeooo:paragraph-rsid="002ae16f" style:font-size-asian="13pt" style:font-style-asian="normal" style:font-weight-asian="normal" style:font-size-complex="13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officeooo:rsid="00092f48" officeooo:paragraph-rsid="002ae16f"/>
    </style:style>
    <style:style style:name="P104" style:family="paragraph" style:parent-style-name="Standard">
      <style:paragraph-properties fo:text-align="center" style:justify-single-word="false"/>
      <style:text-properties fo:font-size="13pt" officeooo:rsid="00042d8a" officeooo:paragraph-rsid="002ae16f" style:font-size-asian="13pt" style:font-size-complex="13pt"/>
    </style:style>
    <style:style style:name="P105" style:family="paragraph" style:parent-style-name="Standard">
      <style:paragraph-properties fo:text-align="start" style:justify-single-word="false"/>
      <style:text-properties fo:font-size="13pt" fo:font-style="italic" officeooo:rsid="00092f48" officeooo:paragraph-rsid="002ae16f" style:font-size-asian="13pt" style:font-style-asian="italic" style:font-size-complex="13pt" style:font-style-complex="italic"/>
    </style:style>
    <style:style style:name="P106" style:family="paragraph" style:parent-style-name="Standard">
      <style:paragraph-properties fo:text-align="start" style:justify-single-word="false"/>
      <style:text-properties fo:font-size="13pt" fo:font-style="italic" officeooo:rsid="000c0a92" officeooo:paragraph-rsid="002ae16f" style:font-size-asian="13pt" style:font-style-asian="italic" style:font-size-complex="13pt" style:font-style-complex="italic"/>
    </style:style>
    <style:style style:name="P107" style:family="paragraph" style:parent-style-name="Standard">
      <style:paragraph-properties fo:text-align="start" style:justify-single-word="false"/>
      <style:text-properties fo:color="#985006" fo:font-style="italic" style:text-underline-style="none" fo:font-weight="normal" officeooo:rsid="00092f48" officeooo:paragraph-rsid="002ae16f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985006" fo:font-style="italic" fo:font-weight="normal" officeooo:rsid="001f26eb" officeooo:paragraph-rsid="002ae16f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985006" fo:font-style="italic" fo:font-weight="normal" officeooo:rsid="000dcfa3" officeooo:paragraph-rsid="002ae16f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985006" fo:font-style="italic" fo:font-weight="normal" officeooo:rsid="000ba847" officeooo:paragraph-rsid="002ae16f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985006" style:font-name="Liberation Serif" fo:font-size="12pt" fo:font-style="italic" fo:font-weight="normal" officeooo:rsid="00177dc3" officeooo:paragraph-rsid="002ae16f" style:font-size-asian="12pt" style:font-style-asian="italic" style:font-weight-asian="normal" style:font-size-complex="12pt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985006" style:font-name="Liberation Serif" fo:font-size="12pt" fo:font-style="italic" fo:font-weight="normal" officeooo:rsid="0019e08b" officeooo:paragraph-rsid="002ae16f" style:font-size-asian="12pt" style:font-style-asian="italic" style:font-weight-asian="normal" style:font-size-complex="12pt" style:font-style-complex="italic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985006" style:font-name="Liberation Serif" fo:font-size="12pt" fo:font-style="italic" fo:font-weight="normal" officeooo:rsid="00060212" officeooo:paragraph-rsid="002ae16f" style:font-size-asian="10.5pt" style:font-style-asian="italic" style:font-weight-asian="normal" style:font-size-complex="12pt" style:font-style-complex="italic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985006" style:font-name="Liberation Serif" fo:font-size="12pt" fo:font-style="italic" fo:font-weight="normal" officeooo:rsid="00101969" officeooo:paragraph-rsid="002ae16f" style:font-size-asian="10.5pt" style:font-style-asian="italic" style:font-weight-asian="normal" style:font-size-complex="12pt" style:font-style-complex="italic" style:font-weight-complex="normal"/>
    </style:style>
    <style:style style:name="P115" style:family="paragraph" style:parent-style-name="Standard">
      <style:paragraph-properties fo:text-align="start" style:justify-single-word="false"/>
      <style:text-properties officeooo:rsid="000b0ad7" officeooo:paragraph-rsid="002ae16f"/>
    </style:style>
    <style:style style:name="P116" style:family="paragraph" style:parent-style-name="Standard">
      <style:paragraph-properties fo:text-align="start" style:justify-single-word="false"/>
      <style:text-properties officeooo:rsid="001f26eb" officeooo:paragraph-rsid="002ae16f"/>
    </style:style>
    <style:style style:name="P117" style:family="paragraph" style:parent-style-name="Standard">
      <style:paragraph-properties fo:text-align="start" style:justify-single-word="false"/>
      <style:text-properties officeooo:rsid="001fae37" officeooo:paragraph-rsid="002ae16f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fae37" officeooo:paragraph-rsid="002ae16f" style:font-size-asian="10.5pt" style:font-size-complex="12pt"/>
    </style:style>
    <style:style style:name="P119" style:family="paragraph" style:parent-style-name="Standard">
      <style:paragraph-properties fo:text-align="start" style:justify-single-word="false"/>
      <style:text-properties officeooo:rsid="0023a6d4" officeooo:paragraph-rsid="002ae16f"/>
    </style:style>
    <style:style style:name="P120" style:family="paragraph" style:parent-style-name="Standard">
      <style:paragraph-properties fo:text-align="start" style:justify-single-word="false"/>
      <style:text-properties officeooo:rsid="000c0a92" officeooo:paragraph-rsid="002ae16f"/>
    </style:style>
    <style:style style:name="P121" style:family="paragraph" style:parent-style-name="Standard">
      <style:paragraph-properties fo:text-align="start" style:justify-single-word="false"/>
      <style:text-properties officeooo:rsid="000dcfa3" officeooo:paragraph-rsid="002ae16f"/>
    </style:style>
    <style:style style:name="P122" style:family="paragraph" style:parent-style-name="Standard">
      <style:paragraph-properties fo:text-align="start" style:justify-single-word="false"/>
      <style:text-properties officeooo:rsid="00177dc3" officeooo:paragraph-rsid="002ae16f"/>
    </style:style>
    <style:style style:name="P123" style:family="paragraph" style:parent-style-name="Standard">
      <style:paragraph-properties fo:text-align="start" style:justify-single-word="false"/>
      <style:text-properties officeooo:rsid="0019e08b" officeooo:paragraph-rsid="002ae16f"/>
    </style:style>
    <style:style style:name="P124" style:family="paragraph" style:parent-style-name="Standard">
      <style:paragraph-properties fo:text-align="start" style:justify-single-word="false"/>
      <style:text-properties fo:color="#c06616" style:font-name="Liberation Serif" fo:font-size="12pt" fo:font-style="italic" fo:font-weight="normal" officeooo:rsid="001252d3" officeooo:paragraph-rsid="002ae16f" style:font-size-asian="10.5pt" style:font-style-asian="italic" style:font-weight-asian="normal" style:font-size-complex="12pt" style:font-style-complex="italic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c06616" style:font-name="Liberation Serif" fo:font-size="12pt" fo:font-style="normal" fo:font-weight="normal" officeooo:rsid="001f7bb1" officeooo:paragraph-rsid="002ae16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c06616" style:font-name="Liberation Serif" fo:font-size="12pt" fo:font-style="normal" fo:font-weight="normal" officeooo:rsid="0020fb61" officeooo:paragraph-rsid="002ae16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c06616" style:font-name="Liberation Serif" fo:font-size="12pt" fo:font-style="normal" fo:font-weight="normal" officeooo:rsid="001d9040" officeooo:paragraph-rsid="002ae16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111111" style:font-name="Liberation Serif" fo:font-size="12pt" fo:font-style="normal" fo:font-weight="normal" officeooo:rsid="001bdead" officeooo:paragraph-rsid="002ae16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Preformatted_20_Text">
      <style:paragraph-properties fo:text-align="start" style:justify-single-word="false"/>
      <style:text-properties fo:color="#111111" style:font-name="Liberation Serif" fo:font-size="12pt" fo:font-style="normal" fo:font-weight="normal" officeooo:rsid="001bdead" officeooo:paragraph-rsid="002ae16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Preformatted_20_Text">
      <style:paragraph-properties fo:text-align="start" style:justify-single-word="false"/>
      <style:text-properties fo:color="#111111" style:font-name="Liberation Serif" fo:font-size="12pt" fo:font-style="normal" fo:font-weight="normal" officeooo:rsid="001cd8c5" officeooo:paragraph-rsid="002ae16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font-name="Liberation Serif" fo:font-size="13pt" fo:font-style="italic" style:font-size-asian="13pt" style:font-style-asian="italic" style:font-size-complex="13pt" style:font-style-complex="italic"/>
    </style:style>
    <style:style style:name="T2" style:family="text">
      <style:text-properties fo:color="#000000" style:font-name="Liberation Serif" fo:font-size="13pt" fo:font-style="italic" officeooo:rsid="000b0ad7" style:font-size-asian="13pt" style:font-style-asian="italic" style:font-size-complex="13pt" style:font-style-complex="italic"/>
    </style:style>
    <style:style style:name="T3" style:family="text">
      <style:text-properties fo:color="#000000" style:font-name="Liberation Serif" fo:font-size="13pt" fo:font-style="italic" officeooo:rsid="0010ec28" style:font-size-asian="13pt" style:font-style-asian="italic" style:font-size-complex="13pt" style:font-style-complex="italic"/>
    </style:style>
    <style:style style:name="T4" style:family="text">
      <style:text-properties fo:color="#000000" style:font-name="Liberation Serif" fo:font-size="13pt" fo:font-style="italic" officeooo:rsid="0013bd68" style:font-size-asian="13pt" style:font-style-asian="italic" style:font-size-complex="13pt" style:font-style-complex="italic"/>
    </style:style>
    <style:style style:name="T5" style:family="text">
      <style:text-properties fo:color="#000000" style:font-name="Liberation Serif" fo:font-size="12pt" style:font-size-asian="10.5pt" style:font-size-complex="12pt"/>
    </style:style>
    <style:style style:name="T6" style:family="text">
      <style:text-properties fo:color="#000000" style:font-name="Liberation Serif" fo:font-size="12pt" officeooo:rsid="0009d213" style:font-size-asian="10.5pt" style:font-size-complex="12pt"/>
    </style:style>
    <style:style style:name="T7" style:family="text">
      <style:text-properties fo:color="#000000" style:font-name="Liberation Serif" fo:font-size="12pt" officeooo:rsid="000b0ad7" style:font-size-asian="10.5pt" style:font-size-complex="12pt"/>
    </style:style>
    <style:style style:name="T8" style:family="text">
      <style:text-properties fo:color="#000000" style:font-name="Liberation Serif" fo:font-size="12pt" style:font-size-asian="12pt" style:font-size-complex="12pt"/>
    </style:style>
    <style:style style:name="T9" style:family="text">
      <style:text-properties fo:color="#000000" style:font-name="Liberation Serif" fo:font-size="12pt" officeooo:rsid="00103de4" style:font-size-asian="12pt" style:font-size-complex="12pt"/>
    </style:style>
    <style:style style:name="T10" style:family="text">
      <style:text-properties fo:color="#000000" style:font-name="Liberation Serif" fo:font-size="12pt" officeooo:rsid="0010ec28" style:font-size-asian="12pt" style:font-size-complex="12pt"/>
    </style:style>
    <style:style style:name="T11" style:family="text">
      <style:text-properties fo:color="#000000" style:font-name="Liberation Serif" fo:font-size="12pt" officeooo:rsid="0013bd68" style:font-size-asian="12pt" style:font-size-complex="12pt"/>
    </style:style>
    <style:style style:name="T12" style:family="text">
      <style:text-properties fo:color="#000000" style:font-name="Liberation Serif" fo:font-size="12pt" officeooo:rsid="0013eb99" style:font-size-asian="12pt" style:font-size-complex="12pt"/>
    </style:style>
    <style:style style:name="T13" style:family="text">
      <style:text-properties fo:color="#000000" style:font-name="Liberation Serif" fo:font-size="12pt" officeooo:rsid="0015be3c" style:font-size-asian="12pt" style:font-size-complex="12pt"/>
    </style:style>
    <style:style style:name="T14" style:family="text">
      <style:text-properties fo:font-size="13pt" fo:font-style="italic" style:font-size-asian="13pt" style:font-style-asian="italic" style:font-size-complex="13pt" style:font-style-complex="italic"/>
    </style:style>
    <style:style style:name="T15" style:family="text">
      <style:text-properties fo:font-size="13pt" fo:font-style="italic" officeooo:rsid="00206e9b" style:font-size-asian="13pt" style:font-style-asian="italic" style:font-size-complex="13pt" style:font-style-complex="italic"/>
    </style:style>
    <style:style style:name="T16" style:family="text">
      <style:text-properties fo:font-size="13pt" fo:font-style="italic" officeooo:rsid="00103de4" style:font-size-asian="13pt" style:font-style-asian="italic" style:font-size-complex="13pt" style:font-style-complex="italic"/>
    </style:style>
    <style:style style:name="T17" style:family="text">
      <style:text-properties fo:font-size="13pt" fo:font-style="italic" officeooo:rsid="000bb278" style:font-size-asian="13pt" style:font-style-asian="italic" style:font-size-complex="13pt" style:font-style-complex="italic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style:font-size-asian="10.5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258de5" style:font-size-asian="10.5pt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0b0ad7" style:font-size-asian="10.5pt" style:font-size-complex="12pt"/>
    </style:style>
    <style:style style:name="T22" style:family="text">
      <style:text-properties officeooo:rsid="002a859e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103de4"/>
    </style:style>
    <style:style style:name="T26" style:family="text">
      <style:text-properties fo:font-style="normal" fo:font-weight="normal" officeooo:rsid="000635d5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officeooo:rsid="000635d5"/>
    </style:style>
    <style:style style:name="T28" style:family="text">
      <style:text-properties style:font-name="Liberation Serif" style:font-size-asian="12pt" style:font-size-complex="12pt"/>
    </style:style>
    <style:style style:name="T29" style:family="text">
      <style:text-properties style:font-name="Liberation Serif" officeooo:rsid="000635d5" style:font-size-asian="12pt" style:font-size-complex="12pt"/>
    </style:style>
    <style:style style:name="T30" style:family="text">
      <style:text-properties officeooo:rsid="0008bd36"/>
    </style:style>
    <style:style style:name="T31" style:family="text">
      <style:text-properties officeooo:rsid="0008e7c5"/>
    </style:style>
    <style:style style:name="T32" style:family="text">
      <style:text-properties officeooo:rsid="0009edc8"/>
    </style:style>
    <style:style style:name="T33" style:family="text">
      <style:text-properties officeooo:rsid="000bb278"/>
    </style:style>
    <style:style style:name="T34" style:family="text">
      <style:text-properties officeooo:rsid="0010879d"/>
    </style:style>
    <style:style style:name="T35" style:family="text">
      <style:text-properties officeooo:rsid="0014b27f"/>
    </style:style>
    <style:style style:name="T36" style:family="text">
      <style:text-properties officeooo:rsid="000ba847"/>
    </style:style>
    <style:style style:name="T37" style:family="text">
      <style:text-properties officeooo:rsid="0028ddc1"/>
    </style:style>
    <style:style style:name="T38" style:family="text">
      <style:text-properties style:font-size-asian="12pt" style:font-size-complex="12pt"/>
    </style:style>
    <style:style style:name="T39" style:family="text">
      <style:text-properties officeooo:rsid="000635d5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>Kyriakos Konstantinos<text:tab/>1115201600079</text:p>
      <text:p text:style-name="P103">Karageorgou Ioanna<text:tab/><text:tab/>1115201600057</text:p>
      <text:p text:style-name="P103"/>
      <text:p text:style-name="P103"/>
      <text:p text:style-name="P104">LSH</text:p>
      <text:p text:style-name="P107">lshManhattan.<text:span text:style-name="T36">h</text:span> </text:p>
      <text:p text:style-name="P103"><text:span text:style-name="T14">struct Entries</text:span><text:span text:style-name="T18"> </text:span>: structure that contains the elements on which we implement LSH on. It<text:tab/>stores point for this exact implementation.</text:p>
      <text:p text:style-name="P105"/>
      <text:p text:style-name="P103"><text:span text:style-name="T14">class lshManhattan</text:span> : contains all the structures that we need to implement LSH. <text:span text:style-name="T6">It contains a vector with hash tables,on which we store Entries.</text:span></text:p>
      <text:p text:style-name="P89">There is also a vector of hash functions because each hash table has its own hash function.</text:p>
      <text:p text:style-name="P89">Here are stored the variables L,k, number of items, dimension of each item and window size.</text:p>
      <text:p text:style-name="P98"/>
      <text:p text:style-name="P69"><text:span text:style-name="T2">FillStructures</text:span><text:span text:style-name="T7"> : f</text:span><text:span text:style-name="T19">ix</text:span><text:span text:style-name="T20">s</text:span><text:span text:style-name="T19"> hash table, members of lsh </text:span><text:span text:style-name="T21">manhattan</text:span><text:span text:style-name="T19"> and add given points in the hash tables</text:span></text:p>
      <text:p text:style-name="P98"/>
      <text:p text:style-name="P115"><text:span text:style-name="T1">ApproximateNN</text:span><text:span text:style-name="T5"> : finds the one approximate neighbor of an item and also the approximate neighbors within an r distance (if given the appropriate argument in radius).</text:span></text:p>
      <text:p text:style-name="P90"/>
      <text:p text:style-name="P99">Hypercube</text:p>
      <text:p text:style-name="P108">hypercubeManhattan.h</text:p>
      <text:p text:style-name="P116"><text:span text:style-name="T14">class hypercubeManhattan</text:span> : we <text:span text:style-name="T22">r</text:span>epresent cube as a vector of lists that contains DataVector, one hash function and information as table size, number of items, k, dimension , window size, max number of checked points(M), max number of checked vertices (probes).</text:p>
      <text:p text:style-name="P116"/>
      <text:p text:style-name="P117"><text:span text:style-name="T15">f</text:span><text:span text:style-name="T14">illStructures</text:span> : <text:span text:style-name="T7">f</text:span><text:span text:style-name="T19">ixs hash function, members of hypercube </text:span><text:span text:style-name="T21">manhattan</text:span><text:span text:style-name="T19"> and add given points in the hash tables</text:span></text:p>
      <text:p text:style-name="P118"/>
      <text:p text:style-name="P119"><text:span text:style-name="T19">approximateNN : </text:span><text:span text:style-name="T21">finds the one approximate neighbor of an item and also the approximate neighbors within an r distance (if given the appropriate argument in radius).</text:span></text:p>
      <text:p text:style-name="P91"/>
      <text:p text:style-name="P100">Common Classes</text:p>
      <text:p text:style-name="P109">DataVector.h/.cpp</text:p>
      <text:p text:style-name="P101"><text:span text:style-name="T24">class DataVector</text:span><text:span text:style-name="T23"> : contains the vector points , the id of vector and its dimension.</text:span></text:p>
      <text:p text:style-name="P88"/>
      <text:p text:style-name="P109">hmanhattan.h/.cpp</text:p>
      <text:p text:style-name="P69"><text:span text:style-name="T16">hash</text:span><text:span text:style-name="T25"> : <text:s/>computes each h(i) = </text:span><text:span text:style-name="T8">a{d-1} + m a{d-2} + ... + m^(d-1) a0, </text:span><text:span text:style-name="T9">where a(i) = floor((x(i)-s(i))/W), </text:span><text:span text:style-name="T10">M = 2^(32/k) and m = 2^32 – 5.</text:span></text:p>
      <text:p text:style-name="P94"/>
      <text:p text:style-name="P110">HashFunctionManhattan.h/.cpp</text:p>
      <text:p text:style-name="P120"><text:span text:style-name="T14">hashFunctionManhattan</text:span> : picks k hash functions, one for each table.</text:p>
      <text:p text:style-name="P106"/>
      <text:p text:style-name="P120"><text:span text:style-name="T14">hash</text:span> : we provide 2 different types of <text:s/>computing g. One is defined by concatenation and the other is random linear combination.</text:p>
      <text:p text:style-name="P121"/>
      <text:p text:style-name="P69"><text:span text:style-name="T3">g</text:span><text:span text:style-name="T4">etRandomUniform</text:span><text:span text:style-name="T11"> : </text:span><text:span text:style-name="T12">pick</text:span><text:span text:style-name="T13">s</text:span><text:span text:style-name="T12"> single-precision real t uniformly ∈R [0, w).</text:span></text:p>
      <text:p text:style-name="P95"/>
      <text:p text:style-name="P111">NNFunctions.h/.cpp</text:p>
      <text:p text:style-name="P122"><text:span text:style-name="T1">exactNN</text:span><text:span text:style-name="T8"> : finds the one real neighbor of an item using exhaustive search.</text:span></text:p>
      <text:p text:style-name="P96"/>
      <text:p text:style-name="P96"/>
      <text:p text:style-name="P112"><text:soft-page-break/>NNResult.h/.cpp</text:p>
      <text:p text:style-name="P123"><text:span text:style-name="T1">class NNResult</text:span><text:span text:style-name="T8"> : used for representing the results. Keeps information about the query we examine, its closest neighbor and the time we needed to find him.</text:span></text:p>
      <text:p text:style-name="P92"/>
      <text:p text:style-name="P113">Grid.<text:span text:style-name="T27">h/.cpp</text:span></text:p>
      <text:p text:style-name="P97"><text:span text:style-name="T26">Each grid is has a real vector t </text:span><text:span text:style-name="T38">uniformly ∈</text:span><text:span text:style-name="T39">(randomly)</text:span><text:span text:style-name="T38"> [0, d)^δ.</text:span></text:p>
      <text:p text:style-name="P76"><text:span text:style-name="T14">CreateGridCurve</text:span> : <text:span text:style-name="T30">creates a grid curve by fiting initial curve in the grid and shifting it by t.</text:span></text:p>
      <text:p text:style-name="P77"/>
      <text:p text:style-name="P113">Curve.<text:span text:style-name="T31">h/.cpp</text:span></text:p>
      <text:p text:style-name="P78">Each Curve structure holds the points of the curve, the grid curve and its unique id.</text:p>
      <text:p text:style-name="P78"/>
      <text:p text:style-name="P113">CurveEntry.<text:span text:style-name="T35">h/.cpp</text:span></text:p>
      <text:p text:style-name="P78">Each CurveEntry stucture holds the components of the initial curve and a DataVector structure which represent the grid curve. CurveEntry is used in lsh and it exists for keeping the iniformity of the code(./lsh and ./curveGridLsh). </text:p>
      <text:p text:style-name="P93"/>
      <text:p text:style-name="P113">FileUtils.<text:span text:style-name="T35">h/.cpp</text:span></text:p>
      <text:p text:style-name="P79"><text:span text:style-name="T14">readVectorDataset</text:span> : reading dataset and queries files (for points only).</text:p>
      <text:p text:style-name="P79"><text:span text:style-name="T17">r</text:span><text:span text:style-name="T14">eadVectorDataset</text:span> : reading dataset and queries files (for curves only).</text:p>
      <text:p text:style-name="P80"><text:span text:style-name="T14">exportDatavectorResults</text:span> : adds results in output file and prints statistics <text:span text:style-name="T32">(for points only).</text:span></text:p>
      <text:p text:style-name="P81"><text:span text:style-name="T14">exportCurveResults</text:span> : <text:s/><text:span text:style-name="T33">adds results in output file and prints statistics (for curves only).</text:span></text:p>
      <text:p text:style-name="P81"/>
      <text:p text:style-name="P113">Point</text:p>
      <text:p text:style-name="P82">Represents the 2 points of a curve.</text:p>
      <text:p text:style-name="P77"/>
      <text:p text:style-name="P114">CurveToVector</text:p>
      <text:p text:style-name="P83">Has L grid for each curve.</text:p>
      <text:p text:style-name="P83"><text:span text:style-name="T14">createGridCurveVector</text:span> : <text:span text:style-name="T34">for each grid its concatenates the points of the grid curve in order to construct the final grid curve which is represented by a vector of doubles.</text:span></text:p>
      <text:p text:style-name="P84"><text:span text:style-name="T14">LshInsert</text:span> : for each curve it inserts L grid curves to L hash tables.</text:p>
      <text:p text:style-name="P77"/>
      <text:p text:style-name="P124">CurveGridInit</text:p>
      <text:p text:style-name="P84">For each curve it initializes the lsh operation for curves.</text:p>
      <text:p text:style-name="P84"/>
      <text:p text:style-name="P102">Traversals</text:p>
      <text:p text:style-name="P85"><text:span text:style-name="T14">Traversals.h/.cpp</text:span> : find the traversals f<text:span text:style-name="T37">or</text:span> each curve.</text:p>
      <text:p text:style-name="P84"/>
      <text:p text:style-name="P86">STATISTICS</text:p>
      <text:p text:style-name="P125">Lsh</text:p>
      <text:p text:style-name="P71">Average Exact execution time:0.0134974</text:p>
      <text:p text:style-name="P71">Average Approx execution time:0.00218046</text:p>
      <text:p text:style-name="P71">Appr Dist / Real Dist = 1.62474</text:p>
      <text:p text:style-name="P71"/>
      <text:p text:style-name="P126">Hypercube</text:p>
      <text:p text:style-name="P72">Average Exact execution time:0.0124152</text:p>
      <text:p text:style-name="P72">Average Approx execution time:0.000648618</text:p>
      <text:p text:style-name="P72">Appr Dist / Real Dist = 8.05714</text:p>
      <text:p text:style-name="P87"/>
      <text:p text:style-name="P127"><text:s/>Lsh Grid Curve </text:p>
      <text:p text:style-name="P73">Average Exact execution time:0.306304</text:p>
      <text:p text:style-name="P73">Average Approx execution time:0.00295837</text:p>
      <text:p text:style-name="P73"><text:soft-page-break/>Appr Dist / Real Dist = 1.07017</text:p>
      <text:p text:style-name="P73"/>
      <text:p text:style-name="P127">Curve Hypercube</text:p>
      <text:p text:style-name="P73">Average Exact execution time:0.316523</text:p>
      <text:p text:style-name="P73">Average Approx execution time:0.115552</text:p>
      <text:p text:style-name="P73">Appr Dist / Real Dist = 1.00134</text:p>
      <text:p text:style-name="P73"/>
      <text:p text:style-name="P74">We came to the conclusion that all the above methods are really sensitive to their parameters and to the input data.</text:p>
      <text:p text:style-name="P74">Hypercube methods are faster that simple LSH but their results are bad because there is variance between the real and the approximate distance. On the other hand LSH is a simple method that works pretty good on finding the approximate nearest neighbor if parameters are choosen wisely.</text:p>
      <text:p text:style-name="P74"/>
      <text:p text:style-name="P74"/>
      <text:p text:style-name="P87"/>
      <text:p text:style-name="P129">./lsh -d ../../Dataset/Vector/input_small_id -q ../../Dataset/Vector/query_small_id -k 4 -L 5 -o output.txt</text:p>
      <text:p text:style-name="P70"/>
      <text:p text:style-name="P129">./hypercube -d ../../Dataset/Vector/input_small_id -q ../../Dataset/Vector/query_small_id -k 4 -M 100 -probes 30 -o output.txt</text:p>
      <text:p text:style-name="P128"/>
      <text:p text:style-name="P129">./CurveGridLsh -d ../../Dataset/Trajectory/trajectories_dataset -q ../../Dataset/Trajectory/query_trajectories -k_vec 4 -L_grid 1 -o output.txt</text:p>
      <text:p text:style-name="P128"/>
      <text:p text:style-name="P130">./CurveGridHypercube -d ../../Dataset/Trajectory/trajectories_dataset -q ../../Dataset/Trajectory/query_trajectories -k_hypercube 8 -L_grid 1 -M 200 -probes 300 -o output.txt</text:p>
      <text:p text:style-name="P75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2:10:23.025686327</meta:creation-date>
    <dc:date>2020-06-03T21:44:56.233045323</dc:date>
    <meta:editing-duration>PT1H29M22S</meta:editing-duration>
    <meta:editing-cycles>38</meta:editing-cycles>
    <meta:generator>LibreOffice/6.0.7.3$Linux_X86_64 LibreOffice_project/00m0$Build-3</meta:generator>
    <meta:document-statistic meta:table-count="0" meta:image-count="0" meta:object-count="0" meta:page-count="3" meta:paragraph-count="73" meta:word-count="741" meta:character-count="4932" meta:non-whitespace-character-count="4255"/>
  </office:meta>
</office:document-meta>
</file>